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D0000010251C1A640BB0C5C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fo:font-variant="normal" fo:text-transform="none" fo:color="#202124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T1" style:family="text">
      <style:text-properties officeooo:rsid="001a26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db4cd46-7fff-a9ae-0e99-a24f8f83daa6"/><text:span text:style-name="T1">1.) </text:span>Initialize a git repository -</text:p>
      <text:p text:style-name="P1"/>
      <text:p text:style-name="P1"><draw:frame draw:style-name="fr1" draw:name="Image1" text:anchor-type="char" svg:width="17cm" svg:height="5.854cm" draw:z-index="0"><draw:image xlink:href="Pictures/10000001000002ED0000010251C1A640BB0C5C25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0:45:13.586142523</meta:creation-date>
    <dc:date>2025-04-08T10:50:29.074995408</dc:date>
    <meta:editing-duration>PT5M15S</meta:editing-duration>
    <meta:editing-cycles>1</meta:editing-cycles>
    <meta:document-statistic meta:table-count="0" meta:image-count="1" meta:object-count="0" meta:page-count="1" meta:paragraph-count="1" meta:word-count="6" meta:character-count="33" meta:non-whitespace-character-count="28"/>
    <meta:generator>LibreOffice/7.3.7.2$Linux_X86_64 LibreOffice_project/30$Build-2</meta:generator>
  </office:meta>
</office:document-meta>
</file>